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0CE8FAB0E60F8C5C.png" manifest:media-type="image/png"/>
  <manifest:file-entry manifest:full-path="Pictures/10000000000000D3000000BB5463F069AA17E9EE.png" manifest:media-type="image/png"/>
  <manifest:file-entry manifest:full-path="Pictures/10000000000003090000007AD0F2ED50A20BC6DD.png" manifest:media-type="image/png"/>
  <manifest:file-entry manifest:full-path="Pictures/100002010000033D000000B5212471F22D625B1C.png" manifest:media-type="image/png"/>
  <manifest:file-entry manifest:full-path="Pictures/10000000000000D3000000AF313DE4BF3E9FAB37.png" manifest:media-type="image/png"/>
  <manifest:file-entry manifest:full-path="Pictures/10000000000000E7000000C478C64A7794DB01C5.png" manifest:media-type="image/png"/>
  <manifest:file-entry manifest:full-path="Pictures/10000000000003090000008D4794726F220B47DE.png" manifest:media-type="image/png"/>
  <manifest:file-entry manifest:full-path="Pictures/100000000000022800000163B965B0E49561D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 Light" officeooo:rsid="000deded" officeooo:paragraph-rsid="000deded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officeooo:rsid="000deded" officeooo:paragraph-rsid="000dede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13a84d" officeooo:paragraph-rsid="0013a84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0349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294f84" officeooo:paragraph-rsid="00294f84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30pt" officeooo:rsid="000deded" officeooo:paragraph-rsid="000deded" style:font-size-asian="30pt" style:font-size-complex="30pt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22pt" fo:font-weight="bold" officeooo:rsid="003dd1c5" officeooo:paragraph-rsid="003dd1c5" style:font-size-asian="22pt" style:font-weight-asian="bold" style:font-size-complex="22pt" style:font-weight-complex="bold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75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76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77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78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79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80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81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82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8c6d3" officeooo:paragraph-rsid="0078c6d3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9eb28" officeooo:paragraph-rsid="0079eb28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1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cbe8f" officeooo:paragraph-rsid="007cbe8f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ef2af" officeooo:paragraph-rsid="007ef2af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1443e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e29" officeooo:paragraph-rsid="00872e29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8ac0" officeooo:paragraph-rsid="00878ac0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613e" officeooo:paragraph-rsid="0089613e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aecae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113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683cfd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fo:font-size="12pt" fo:font-style="normal" fo:font-weight="normal" officeooo:rsid="00683cfd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Calibri Light" officeooo:rsid="003e6431"/>
    </style:style>
    <style:style style:name="T13" style:family="text">
      <style:text-properties style:font-name="Calibri Light" officeooo:rsid="004233ef"/>
    </style:style>
    <style:style style:name="T14" style:family="text">
      <style:text-properties style:font-name="Calibri Light" officeooo:rsid="0042b38c"/>
    </style:style>
    <style:style style:name="T15" style:family="text">
      <style:text-properties style:font-name="Calibri Light" officeooo:rsid="0042b4f2"/>
    </style:style>
    <style:style style:name="T16" style:family="text">
      <style:text-properties style:font-name="Calibri Light" officeooo:rsid="005913ea"/>
    </style:style>
    <style:style style:name="T17" style:family="text">
      <style:text-properties style:font-name="Calibri Light" officeooo:rsid="005a9f84"/>
    </style:style>
    <style:style style:name="T18" style:family="text">
      <style:text-properties style:font-name="Calibri Light" fo:font-style="italic" officeooo:rsid="005a9f84" style:font-style-asian="italic" style:font-style-complex="italic"/>
    </style:style>
    <style:style style:name="T19" style:family="text">
      <style:text-properties style:font-name="Calibri Light" fo:font-style="normal" officeooo:rsid="005a9f84" style:font-style-asian="normal" style:font-style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4beff1" style:font-style-asian="normal" style:font-style-complex="normal"/>
    </style:style>
    <style:style style:name="T23" style:family="text">
      <style:text-properties officeooo:rsid="004ec665"/>
    </style:style>
    <style:style style:name="T24" style:family="text">
      <style:text-properties officeooo:rsid="00506ddc"/>
    </style:style>
    <style:style style:name="T25" style:family="text">
      <style:text-properties officeooo:rsid="0050c717"/>
    </style:style>
    <style:style style:name="T26" style:family="text">
      <style:text-properties officeooo:rsid="005aab5e"/>
    </style:style>
    <style:style style:name="T27" style:family="text">
      <style:text-properties officeooo:rsid="005b6a19"/>
    </style:style>
    <style:style style:name="T28" style:family="text">
      <style:text-properties officeooo:rsid="005ffbb6"/>
    </style:style>
    <style:style style:name="T29" style:family="text">
      <style:text-properties officeooo:rsid="0078eeb8"/>
    </style:style>
    <style:style style:name="T30" style:family="text">
      <style:text-properties officeooo:rsid="007a829c"/>
    </style:style>
    <style:style style:name="T31" style:family="text">
      <style:text-properties officeooo:rsid="007eac2c"/>
    </style:style>
    <style:style style:name="T32" style:family="text">
      <style:text-properties officeooo:rsid="007f9c9b"/>
    </style:style>
    <style:style style:name="T33" style:family="text">
      <style:text-properties officeooo:rsid="00527484"/>
    </style:style>
    <style:style style:name="T34" style:family="text">
      <style:text-properties officeooo:rsid="00867413"/>
    </style:style>
    <style:style style:name="T35" style:family="text">
      <style:text-properties officeooo:rsid="00872413"/>
    </style:style>
    <style:style style:name="T36" style:family="text">
      <style:text-properties officeooo:rsid="00892a9e"/>
    </style:style>
    <style:style style:name="T37" style:family="text">
      <style:text-properties officeooo:rsid="0089f677"/>
    </style:style>
    <style:style style:name="T38" style:family="text">
      <style:text-properties officeooo:rsid="008b80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47"/>
      <text:p text:style-name="P47"/>
      <text:p text:style-name="P47"/>
      <text:p text:style-name="P47">Relazione progetto Basi di Dati</text:p>
      <text:p text:style-name="P47">2016/2017</text:p>
      <text:p text:style-name="P47"/>
      <text:p text:style-name="P47"/>
      <text:p text:style-name="P47"/>
      <text:p text:style-name="P47"/>
      <text:p text:style-name="P47"/>
      <text:p text:style-name="P47">Davide Cortellucci</text:p>
      <text:p text:style-name="P47">MAT: 260321</text:p>
      <text:p text:style-name="P62">ANALISI DEI REQUISITI</text:p>
      <text:p text:style-name="P8"/>
      <text:p text:style-name="P8"/>
      <text:p text:style-name="P3">Requisiti espressi in linguaggio naturale</text:p>
      <text:p text:style-name="P3"/>
      <text:p text:style-name="P10">Si vuole implementare una piattaforma on-line per lo sviluppo di contatti professionali.</text:p>
      <text:p text:style-name="P10"/>
      <text:p text:style-name="P11">Lo scopo di tale piattaforma è di <text:span text:style-name="T1">consentire agli utenti registrati di mantenere una lista di persone conosciute e ritenute affidabili in ambito lavorativo.</text:span></text:p>
      <text:p text:style-name="P11"/>
      <text:p text:style-name="P12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12"/>
      <text:p text:style-name="P13">Gli account utente possono essere di due tipi:</text:p>
      <text:list xml:id="list5748027106581663638" text:style-name="L1">
        <text:list-item>
          <text:p text:style-name="P75">account gratuito (utente cercatore di lavoro);</text:p>
        </text:list-item>
        <text:list-item>
          <text:p text:style-name="P75">account <text:span text:style-name="T2">a pagamento</text:span> (utente datore di lavoro).</text:p>
        </text:list-item>
      </text:list>
      <text:p text:style-name="P13"/>
      <text:p text:style-name="P15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15"/>
      <text:p text:style-name="P17">Gli utenti hanno accesso ad una sezione “Offerte di lavoro”, che contiene le diverse richieste professionali.</text:p>
      <text:p text:style-name="P15"/>
      <text:p text:style-name="P16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13"/>
      <text:p text:style-name="P14">Attraverso la piattaforma è possibile:</text:p>
      <text:p text:style-name="P9"/>
      <text:list xml:id="list4005214596594797830" text:style-name="L2">
        <text:list-item>
          <text:p text:style-name="P76">essere presentati a qualcuno che si desidera conoscere attraverso un contatto mutuo e affidabile;</text:p>
        </text:list-item>
        <text:list-item>
          <text:p text:style-name="P76">trovare offerte di lavoro, persone, opportunità di business con il supporto di qualcuno</text:p>
          <text:p text:style-name="P76">presente all’interno della propria lista di contatti o del proprio network;</text:p>
        </text:list-item>
        <text:list-item>
          <text:p text:style-name="P76">pubblicare offerte e ricercare potenziali candidati <text:span text:style-name="T4">(solo per i possessori di un account a pagamento);</text:span></text:p>
        </text:list-item>
        <text:list-item>
          <text:p text:style-name="P76"><text:span text:style-name="T4">consultare </text:span>tali offerte nella sezione Offerte di lavoro <text:span text:style-name="T4">(possessori di un account gratuito);</text:span></text:p>
        </text:list-item>
        <text:list-item>
          <text:p text:style-name="P76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76"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</text:p>
        </text:list-item>
      </text:list>
      <text:p text:style-name="P59">Glossario dei termini</text:p>
      <text:p text:style-name="P4"/>
      <text:p text:style-name="P4"/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74">Termine</text:p>
          </table:table-cell>
          <table:table-cell table:style-name="Tabella1.A1" office:value-type="string">
            <text:p text:style-name="P74">Descrizione</text:p>
          </table:table-cell>
          <table:table-cell table:style-name="Tabella1.C1" office:value-type="string">
            <text:p text:style-name="P74">Collegamenti</text:p>
          </table:table-cell>
        </table:table-row>
        <table:table-row>
          <table:table-cell table:style-name="Tabella1.A2" office:value-type="string">
            <text:p text:style-name="P67">Utente</text:p>
          </table:table-cell>
          <table:table-cell table:style-name="Tabella1.A2" office:value-type="string">
            <text:p text:style-name="P67">Persona che costituisce il database e vi interagisce. Può essere un datore di lavoro o un lavoratore semplice.</text:p>
          </table:table-cell>
          <table:table-cell table:style-name="Tabella1.C2" office:value-type="string">
            <text:p text:style-name="P72">Account, Contatti, Connessioni, Curriculum, Offerte, Gruppi</text:p>
          </table:table-cell>
        </table:table-row>
        <table:table-row>
          <table:table-cell table:style-name="Tabella1.A2" office:value-type="string">
            <text:p text:style-name="P71">Account</text:p>
          </table:table-cell>
          <table:table-cell table:style-name="Tabella1.A2" office:value-type="string">
            <text:p text:style-name="P71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71">Utente, Offerte</text:p>
          </table:table-cell>
        </table:table-row>
        <table:table-row>
          <table:table-cell table:style-name="Tabella1.A2" office:value-type="string">
            <text:p text:style-name="P68">Contatti</text:p>
          </table:table-cell>
          <table:table-cell table:style-name="Tabella1.A2" office:value-type="string">
            <text:p text:style-name="P68">Lista di contatti conosciuti e ritenuti affidabili dall’utente.</text:p>
          </table:table-cell>
          <table:table-cell table:style-name="Tabella1.C2" office:value-type="string">
            <text:p text:style-name="P72">Utente, Connessioni</text:p>
          </table:table-cell>
        </table:table-row>
        <table:table-row>
          <table:table-cell table:style-name="Tabella1.A2" office:value-type="string">
            <text:p text:style-name="P68">Connessioni</text:p>
          </table:table-cell>
          <table:table-cell table:style-name="Tabella1.A2" office:value-type="string">
            <text:p text:style-name="P69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69">Utente, Contatti</text:p>
          </table:table-cell>
        </table:table-row>
        <table:table-row>
          <table:table-cell table:style-name="Tabella1.A2" office:value-type="string">
            <text:p text:style-name="P70">Curriculum</text:p>
          </table:table-cell>
          <table:table-cell table:style-name="Tabella1.A2" office:value-type="string">
            <text:p text:style-name="P70">Profilo dell’utente. Questi può modificarlo inserendo i propri dati ed esperienze/competenze lavorative.</text:p>
          </table:table-cell>
          <table:table-cell table:style-name="Tabella1.C2" office:value-type="string">
            <text:p text:style-name="P72">Utente, Gruppi</text:p>
          </table:table-cell>
        </table:table-row>
        <table:table-row>
          <table:table-cell table:style-name="Tabella1.A2" office:value-type="string">
            <text:p text:style-name="P70">Offerte</text:p>
          </table:table-cell>
          <table:table-cell table:style-name="Tabella1.A2" office:value-type="string">
            <text:p text:style-name="P70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71">Utente, Account</text:p>
          </table:table-cell>
        </table:table-row>
        <table:table-row>
          <table:table-cell table:style-name="Tabella1.A2" office:value-type="string">
            <text:p text:style-name="P71">Gruppi</text:p>
          </table:table-cell>
          <table:table-cell table:style-name="Tabella1.A2" office:value-type="string">
            <text:p text:style-name="P71">Insieme di utenti con situazioni in comune.</text:p>
          </table:table-cell>
          <table:table-cell table:style-name="Tabella1.C2" office:value-type="string">
            <text:p text:style-name="P73">Utente, Curriculum</text:p>
          </table:table-cell>
        </table:table-row>
      </table:table>
      <text:p text:style-name="P26"/>
      <text:p text:style-name="P60">Lista delle operazioni</text:p>
      <text:p text:style-name="P5"/>
      <text:list xml:id="list1366673314268188977" text:style-name="L3">
        <text:list-item>
          <text:p text:style-name="P80">Aggiornamenti del database</text:p>
        </text:list-item>
      </text:list>
      <text:p text:style-name="P27"/>
      <text:list xml:id="list688768648025642156" text:style-name="L4">
        <text:list-item>
          <text:p text:style-name="P77">Inserimento nuovo utente</text:p>
        </text:list-item>
        <text:list-item>
          <text:p text:style-name="P77">Eliminazione utente</text:p>
        </text:list-item>
        <text:list-item>
          <text:p text:style-name="P77">Modifica curriculum</text:p>
        </text:list-item>
        <text:list-item>
          <text:p text:style-name="P77">Segnalare collaborazione con utente, aggiungendolo così alla lista contatti</text:p>
        </text:list-item>
        <text:list-item>
          <text:p text:style-name="P77">Pubblicare offerte di lavoro (solo account a pagamento)</text:p>
        </text:list-item>
        <text:list-item>
          <text:p text:style-name="P77">Rimuovere offerte di lavoro (solo account a pagamento)</text:p>
        </text:list-item>
      </text:list>
      <text:p text:style-name="P18"/>
      <text:p text:style-name="P18"/>
      <text:list xml:id="list4118401264518543879" text:style-name="L5">
        <text:list-item>
          <text:p text:style-name="P81">Interrogazioni al database</text:p>
        </text:list-item>
      </text:list>
      <text:p text:style-name="P28"/>
      <text:list xml:id="list4913726724074135871" text:style-name="L6">
        <text:list-item>
          <text:p text:style-name="P78">Consultare tutti gli utenti</text:p>
        </text:list-item>
        <text:list-item>
          <text:p text:style-name="P78">Consultare dettagliatamente un utente</text:p>
        </text:list-item>
        <text:list-item>
          <text:p text:style-name="P78">Autenticazione utente (?)</text:p>
        </text:list-item>
        <text:list-item>
          <text:p text:style-name="P78">Consultare lista contatti</text:p>
        </text:list-item>
        <text:list-item>
          <text:p text:style-name="P78">Consultare gruppi</text:p>
        </text:list-item>
        <text:list-item>
          <text:p text:style-name="P79">Ricercare offerte di lavoro</text:p>
        </text:list-item>
        <text:list-item>
          <text:p text:style-name="P79">Ricercare utenti lavoratori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62">PROGETTAZIONE CONCETTUALE</text:p>
      <text:p text:style-name="P48"/>
      <text:p text:style-name="P48"/>
      <text:p text:style-name="P6">Rappresentazione concettuale dei dati</text:p>
      <text:p text:style-name="P6"/>
      <text:p text:style-name="P19">Ora è il momento di rappresentare i concetti a disposizione secondo le regole del modello E-R (Entity-Relationship), che è il modello concettuale scelto in questo caso.</text:p>
      <text:p text:style-name="P58"><text:span text:style-name="T10">P</text:span><text:span text:style-name="T9">rima di iniziare la costruzione dello schema E-R</text:span></text:p>
      <text:p text:style-name="P20"/>
      <text:p text:style-name="P20"/>
      <text:p text:style-name="P50">Entità</text:p>
      <text:p text:style-name="P50"/>
      <text:p text:style-name="P56"><text:span text:style-name="T12">P</text:span><text:span text:style-name="T8">er definizione, un’entità è un </text:span><text:span text:style-name="T13">costrutto</text:span><text:span text:style-name="T8"> che </text:span><text:span text:style-name="T13">rappresenta una classe di oggetti che hanno proprietà comuni ed esistenza autonoma all’interno dell’applicazione. </text:span><text:span text:style-name="T17">Una </text:span><text:span text:style-name="T18">occorrenza </text:span><text:span text:style-name="T19">di entità è una sua istanza. Ad esempio l’entità “Lavoro” potrebbe avere come istanza “Dottore” o “Professore”.</text:span></text:p>
      <text:p text:style-name="P56"><text:span text:style-name="T17">L’entità</text:span><text:span text:style-name="T16"> verrà rappresentata con una figura simile ad un rettangolo.</text:span></text:p>
      <text:p text:style-name="P24"/>
      <text:p text:style-name="P21"><draw:frame draw:style-name="fr1" draw:name="Immagine1" text:anchor-type="paragraph" svg:x="5.823cm" svg:y="0.471cm" svg:width="3.967cm" svg:height="2.514cm" draw:z-index="0"><draw:image xlink:href="Pictures/10000201000000C30000007B0CE8FAB0E60F8C5C.png" xlink:type="simple" xlink:show="embed" xlink:actuate="onLoad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>Associazioni</text:p>
      <text:p text:style-name="P49"/>
      <text:p text:style-name="P57"><text:span text:style-name="T12">U</text:span><text:span text:style-name="T8">n’associazione (o Relazione, dall’inglese “relationship”) rappresenta un legame logico, </text:span><text:span text:style-name="T14">significativo per l’applicazione d’interesse,</text:span><text:span text:style-name="T8"> tra due o più entità. </text:span><text:span text:style-name="T15">E’ possibile avere associazioni ricorsive, cioè tra un’entità e se stessa, o stabilire i ruoli delle entità coinvolte nell’associazione stessa, avendo così una associazione asimmetrica. </text:span></text:p>
      <text:p text:style-name="P25">Graficamente corrisponde ad un rombo, collegato alle entità con delle linee.</text:p>
      <text:p text:style-name="P25"/>
      <text:p text:style-name="P22"><draw:frame draw:style-name="fr1" draw:name="Immagine2" text:anchor-type="paragraph" svg:x="0cm" svg:y="0.721cm" svg:width="17cm" svg:height="2.669cm" draw:z-index="1"><draw:image xlink:href="Pictures/10000000000003090000007AD0F2ED50A20BC6DD.png" xlink:type="simple" xlink:show="embed" xlink:actuate="onLoad"/></draw:frame></text:p>
      <text:p text:style-name="P22"/>
      <text:p text:style-name="P51"/>
      <text:p text:style-name="P63">Attributi</text:p>
      <text:p text:style-name="P51"/>
      <text:p text:style-name="P23">Si definisce <text:span text:style-name="T20">attributo </text:span><text:span text:style-name="T21">un concetto, relativo alla base di dati, che ha una struttura semplice e non possiede proprietà rilevanti associate. Gli attributi sono legati a costrutti più “grandi” per descriverne le proprietà; nello specifico, </text:span><text:span text:style-name="T22">uno o più</text:span><text:span text:style-name="T21"> attributi possono essere associati <text:s/>a </text:span><text:span text:style-name="T20">Entità</text:span><text:span text:style-name="T21"> o </text:span><text:span text:style-name="T22">ad</text:span><text:span text:style-name="T21"> </text:span><text:span text:style-name="T20">Associazioni.</text:span></text:p>
      <text:p text:style-name="P46"/>
      <text:p text:style-name="P46"><draw:frame draw:style-name="fr1" draw:name="Immagine3" text:anchor-type="paragraph" svg:x="5.734cm" svg:y="0.065cm" svg:width="4.965cm" svg:height="4.401cm" draw:z-index="2"><draw:image xlink:href="Pictures/10000000000000D3000000BB5463F069AA17E9EE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3">Identificatori</text:p>
      <text:p text:style-name="P53"/>
      <text:p text:style-name="P36">Vengono specificati per ciascuna entità; sono attributi che permettono di identificare univocamente le occorrenze di un’entità. <text:span text:style-name="T26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37">Nella figura sotto, “id_contatto” è un identificatore (interno).</text:p>
      <text:p text:style-name="P36"/>
      <text:p text:style-name="P36"><draw:frame draw:style-name="fr1" draw:name="Immagine4" text:anchor-type="paragraph" svg:x="5.71cm" svg:y="0.263cm" svg:width="5.209cm" svg:height="4.42cm" draw:z-index="3"><draw:image xlink:href="Pictures/10000000000000E7000000C478C64A7794DB01C5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3"><draw:frame draw:style-name="fr1" draw:name="Immagine7" text:anchor-type="paragraph" svg:x="5.71cm" svg:y="1.531cm" svg:width="5.115cm" svg:height="4.242cm" draw:z-index="6"><draw:image xlink:href="Pictures/10000000000000D3000000AF313DE4BF3E9FAB37.png" xlink:type="simple" xlink:show="embed" xlink:actuate="onLoad"/></draw:frame>La figura sotto mostra un identificatore con più di un attributo (Indirizzo, Nome e Cognome).</text:p>
      <text:p text:style-name="P64">Cardinalità</text:p>
      <text:p text:style-name="P54"/>
      <text:p text:style-name="P38">Posso essere <text:span text:style-name="T27">riferite</text:span> ad associazioni<text:span text:style-name="T27"> e descrivono il numero minimo e massimo di occorrenze di associazione a cui un’occorrenza di entità può partecipare. Solitamente sono necessari solo tre numeri per rappresentare i diversi numeri di occorrenze:</text:span></text:p>
      <text:list xml:id="list2882813081407699799" text:style-name="L7">
        <text:list-item>
          <text:p text:style-name="P82">0 e 1 per la cardinalità minima; nello specifico, 0 indica la partecipazione <text:span text:style-name="T20">opzionale</text:span> dell’entità all’associazione, mentre 1 ne denota la partecipazione <text:span text:style-name="T20">obbligatoria</text:span>;</text:p>
        </text:list-item>
        <text:list-item>
          <text:p text:style-name="P82">N per la cardinalità massima, cioè <text:span text:style-name="T20">molti</text:span>.</text:p>
        </text:list-item>
      </text:list>
      <text:p text:style-name="P39">In base a ciò, possono esistere relazioni <text:span text:style-name="T20">uno ad uno</text:span>, <text:span text:style-name="T20">uno a molti</text:span> e <text:span text:style-name="T20">molti a molti</text:span>.</text:p>
      <text:p text:style-name="P39"/>
      <text:p text:style-name="P39"><draw:frame draw:style-name="fr1" draw:name="Immagine5" text:anchor-type="paragraph" svg:x="0cm" svg:y="0.145cm" svg:width="17cm" svg:height="3.083cm" draw:z-index="4"><draw:image xlink:href="Pictures/10000000000003090000008D4794726F220B47DE.png" xlink:type="simple" xlink:show="embed" xlink:actuate="onLoad"/></draw:frame></text:p>
      <text:p text:style-name="P40">Dalla figura si evince che la cardinalità viene rappresentata tramite una coppia di numeri posti vicino alle linee di <text:span text:style-name="T30">collegamento</text:span>, in uscita dalla relativa <text:span text:style-name="T30">associazione</text:span>.</text:p>
      <text:p text:style-name="P41">Le cardinalità possono essere riferite anche ad attributi.</text:p>
      <text:p text:style-name="P41"/>
      <text:p text:style-name="P41"/>
      <text:p text:style-name="P55">Generalizzazioni</text:p>
      <text:p text:style-name="P55"/>
      <text:p text:style-name="P42">P<text:span text:style-name="T25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42"/>
      <text:p text:style-name="P42"><draw:frame draw:style-name="fr1" draw:name="Immagine6" text:anchor-type="paragraph" svg:x="2.145cm" svg:y="0.695cm" svg:width="12.405cm" svg:height="7.957cm" draw:z-index="5"><draw:image xlink:href="Pictures/100000000000022800000163B965B0E49561DABA.png" xlink:type="simple" xlink:show="embed" xlink:actuate="onLoad"/></draw:frame></text:p>
      <text:p text:style-name="P66">Di seguito la categorizzazione dei concetti, trattati per Entità, appartenenti alla base di dati:</text:p>
      <text:p text:style-name="P29"/>
      <text:p text:style-name="P52">1) Utente</text:p>
      <text:p text:style-name="P30"/>
      <text:p text:style-name="P30">Entità <text:span text:style-name="T23">principale</text:span> del database; rappresenta l’utente stesso e le sue interazioni con la piattaforma.</text:p>
      <text:p text:style-name="P31">Esso ingloba il concetto di <text:span text:style-name="T20">account</text:span>, per questo lo si distingue in due tipologie, <text:span text:style-name="T28">di cui è generalizzazione</text:span>: utente <text:span text:style-name="T20">free </text:span><text:span text:style-name="T24">(account gratuito)</text:span><text:span text:style-name="T20"> </text:span>e utente <text:span text:style-name="T20">premium </text:span><text:span text:style-name="T24">(account a pagamento).</text:span></text:p>
      <text:p text:style-name="P32"/>
      <text:p text:style-name="P33">Attributi di Utente:</text:p>
      <text:p text:style-name="P33"/>
      <text:list xml:id="list2705342627533428345" text:style-name="L8">
        <text:list-item>
          <text:p text:style-name="P83">id_utente<text:tab/>numero intero che identifica univocamente l’utente;</text:p>
        </text:list-item>
        <text:list-item>
          <text:p text:style-name="P83">nome<text:tab/><text:tab/>nome dell’utente;</text:p>
        </text:list-item>
        <text:list-item>
          <text:p text:style-name="P83">cognome<text:tab/>cognome dell’utente;</text:p>
        </text:list-item>
        <text:list-item>
          <text:p text:style-name="P83">sesso<text:tab/><text:tab/>sesso dell’utente;</text:p>
        </text:list-item>
        <text:list-item>
          <text:p text:style-name="P83">email<text:tab/><text:tab/>indirizzo e-mail con cui l’utente si è registrato;</text:p>
        </text:list-item>
        <text:list-item>
          <text:p text:style-name="P83">password<text:tab/>password associata dall’utente al suo account;</text:p>
        </text:list-item>
        <text:list-item>
          <text:p text:style-name="P84">data_nascita<text:tab/>data di nascita dell’utente;</text:p>
        </text:list-item>
        <text:list-item>
          <text:p text:style-name="P85">provenienza<text:tab/>luogo di nascita dell’utente;</text:p>
        </text:list-item>
        <text:list-item>
          <text:p text:style-name="P85">occupazione<text:tab/>denota l’occupazione dell’utente;</text:p>
        </text:list-item>
        <text:list-item>
          <text:p text:style-name="P86">luogo_lavoro<text:tab/>città in cui l’utente lavora attualmente.</text:p>
        </text:list-item>
      </text:list>
      <text:p text:style-name="P34"/>
      <text:p text:style-name="P35">Associazioni di Utente:</text:p>
      <text:p text:style-name="P35"/>
      <text:list xml:id="list5222360424139318723" text:style-name="L9">
        <text:list-item>
          <text:p text:style-name="P87">può avere uno o molti contatti;</text:p>
        </text:list-item>
        <text:list-item>
          <text:p text:style-name="P88">può consultare molte offerte di lavoro;</text:p>
        </text:list-item>
        <text:list-item>
          <text:p text:style-name="P87">può aggiungere una o più offerte di lavoro (se è premium);</text:p>
        </text:list-item>
        <text:list-item>
          <text:p text:style-name="P89">può avere uno o molti utenti appartenenti a connessioni di secondo e terzo grado;</text:p>
        </text:list-item>
        <text:list-item>
          <text:p text:style-name="P89">può appartenere ad uno o molti gruppi.</text:p>
        </text:list-item>
      </text:list>
      <text:p text:style-name="P52"/>
      <text:p text:style-name="P52">2) Contatto</text:p>
      <text:p text:style-name="P52"/>
      <text:p text:style-name="P44">Le occorrenze di questa entità costituiscono la lista contatti di ciascun utente, cioè rappresenta gli i contatti con cui l’utente ha collaborato e/o ritiene affidabile.</text:p>
      <text:p text:style-name="P44"/>
      <text:p text:style-name="P45">Attributi di Contatto:</text:p>
      <text:p text:style-name="P45"/>
      <text:list xml:id="list6507398514786434922" text:style-name="L10">
        <text:list-item>
          <text:p text:style-name="P90">id_contatto<text:tab/>intero che identifica univocamente ciascuna occorrenza di Contatto;</text:p>
        </text:list-item>
        <text:list-item>
          <text:p text:style-name="P90">utente<text:tab/><text:tab/>attributo che specifica il contatto in questione.</text:p>
        </text:list-item>
      </text:list>
      <text:p text:style-name="P45"/>
      <text:p text:style-name="P45">Associazioni di Contatto:</text:p>
      <text:p text:style-name="P45"/>
      <text:list xml:id="list4319305697440442449" text:style-name="L11">
        <text:list-item>
          <text:p text:style-name="P91">può essere contatto di <text:span text:style-name="T36">uno</text:span> o molti utenti.</text:p>
        </text:list-item>
      </text:list>
      <text:p text:style-name="P65">3) Connessione</text:p>
      <text:p text:style-name="P52"/>
      <text:p text:style-name="P93">Questa entità costituisce le connessioni di secondo e terzo grado dell’utente, vale a dire le persone nella lista contatti del proprio contatto (<text:span text:style-name="T29">connessioni di </text:span>secondo grado) e <text:span text:style-name="T29">le persone nella lista contatti delle persone nella lista contatti del proprio contatto (connessioni di terzo grado).</text:span></text:p>
      <text:p text:style-name="P94">Per <text:span text:style-name="T30">rappresentare questi tipi diversi di connessioni, sono necessarie due associazioni.</text:span></text:p>
      <text:p text:style-name="P94"/>
      <text:p text:style-name="P95">Attributi di Connessione:</text:p>
      <text:list xml:id="list7395856965119951005" text:style-name="L13">
        <text:list-item>
          <text:p text:style-name="P96">id_conn<text:tab/>intero che identifica univocamente ciascuna occorrenza di Connessione;</text:p>
        </text:list-item>
        <text:list-item>
          <text:p text:style-name="P96">utente<text:tab/><text:tab/>attributo che rappresenta l’utente che si ha come connessione;</text:p>
        </text:list-item>
        <text:list-item>
          <text:p text:style-name="P96">contatto<text:tab/>attributo che specifica a quale contatto appartiene la connessione.</text:p>
        </text:list-item>
      </text:list>
      <text:p text:style-name="P95"/>
      <text:p text:style-name="P95">Associazioni di Connessione:</text:p>
      <text:list xml:id="list913170390870427223" text:style-name="L14">
        <text:list-item>
          <text:p text:style-name="P97">può essere connessione di secondo grado di uno o molti utenti;</text:p>
        </text:list-item>
        <text:list-item>
          <text:p text:style-name="P97">può essere connessione di terzo grado di uno o molti utenti; in particolare questa associazione ha un attributo “connessione” che fa riferimento all’utente <text:span text:style-name="T31">della connessione di secondo grado.</text:span></text:p>
        </text:list-item>
      </text:list>
      <text:p text:style-name="P52"/>
      <text:p text:style-name="P52">4) <text:s/>Gruppo</text:p>
      <text:p text:style-name="P52"/>
      <text:p text:style-name="P100">Entità che serve a rappresentare l’esistenza dei gruppi, cioè un insieme di utenti che hanno dei dati in comune (lavoro, luogo di <text:span text:style-name="T34">l</text:span>avoro, nascita, ecc.).</text:p>
      <text:p text:style-name="P100"/>
      <text:p text:style-name="P100">Attributi di Gruppo:</text:p>
      <text:list xml:id="list2622830110634506714" text:style-name="L15">
        <text:list-item>
          <text:p text:style-name="P101">id_gruppo<text:tab/><text:span text:style-name="T33">numero intero che identifica univocamente </text:span>un gruppo;</text:p>
        </text:list-item>
        <text:list-item>
          <text:p text:style-name="P101">attinenza<text:tab/>attributo che specifica <text:span text:style-name="T35">il parametro che accomuna gli utenti del gruppo;</text:span></text:p>
        </text:list-item>
        <text:list-item>
          <text:p text:style-name="P102">nome<text:tab/><text:tab/>nome del gruppo, dipende da attinenza.</text:p>
        </text:list-item>
      </text:list>
      <text:p text:style-name="P103"/>
      <text:p text:style-name="P104"><text:span text:style-name="T37">Associ</text:span>azioni di Gruppo:</text:p>
      <text:list xml:id="list7850466974682431896" text:style-name="L16">
        <text:list-item>
          <text:p text:style-name="P105">può appartenervi uno o più utenti.</text:p>
        </text:list-item>
      </text:list>
      <text:p text:style-name="P52"/>
      <text:p text:style-name="P52">5) Offerta</text:p>
      <text:p text:style-name="P52"/>
      <text:p text:style-name="P104"><text:span text:style-name="T37">Le occorrenze di Offerta formano</text:span> la lista di offerte di lavoro presente nella piattaforma.</text:p>
      <text:p text:style-name="P104"/>
      <text:p text:style-name="P106">Attributi di Offerta:</text:p>
      <text:list xml:id="list4448658964925643681" text:style-name="L17">
        <text:list-item>
          <text:p text:style-name="P107">id_offerta<text:tab/><text:span text:style-name="T33">numero intero che identifica univocamente </text:span>l’offerta;</text:p>
        </text:list-item>
        <text:list-item>
          <text:p text:style-name="P107">emittente<text:tab/>identifica l’utente premium che ha creato l’offerta di lavoro;</text:p>
        </text:list-item>
        <text:list-item>
          <text:p text:style-name="P107">occupazione<text:tab/>indica la tipologia di impiego offerto;</text:p>
        </text:list-item>
        <text:list-item>
          <text:p text:style-name="P110">num_posti<text:tab/>numero di posti di lavoro disponibili;</text:p>
        </text:list-item>
        <text:list-item>
          <text:p text:style-name="P107">luogo<text:tab/><text:tab/>luogo di lavoro;</text:p>
        </text:list-item>
        <text:list-item>
          <text:p text:style-name="P107">durata<text:tab/><text:tab/>durata del contratto di lavoro.</text:p>
        </text:list-item>
      </text:list>
      <text:p text:style-name="P108"/>
      <text:p text:style-name="P108">Associazioni di Offerta:</text:p>
      <text:list xml:id="list6485723684712759160" text:style-name="L18">
        <text:list-item>
          <text:p text:style-name="P109">è consultabile da più utenti <text:span text:style-name="T38">ed </text:span>un utente può consultare più offerte;</text:p>
        </text:list-item>
        <text:list-item>
          <text:p text:style-name="P111">un utente premium può pubblicare una o più offerte di lavoro;</text:p>
        </text:list-item>
        <text:list-item>
          <text:p text:style-name="P111">può essere pubblicata da un solo utente premium.</text:p>
        </text:list-item>
      </text:list>
      <text:p text:style-name="P61">Strategia di progetto e sviluppo schema E-R</text:p>
      <text:p text:style-name="P7"/>
      <text:p text:style-name="P29">Come strategia di progetto è stata scelta la <text:span text:style-name="T20">inside-out</text:span>, che può essere intesa come un caso particolare della strategia <text:span text:style-name="T20">bottom-up</text:span>.</text:p>
      <text:p text:style-name="P29">A partire dalle specifiche, si individuano i concetti più importanti e da questi si procede espandendosi “a macchia d’olio” fino a coprire interamente le specifiche.</text:p>
      <text:p text:style-name="P29"/>
      <text:p text:style-name="P113"><text:span text:style-name="T11">Innanzitutto si considera la relazione tra Utente e Contatto</text:span></text:p>
      <text:p text:style-name="P92"/>
      <text:p text:style-name="P92"><draw:frame draw:style-name="fr1" draw:name="Immagine8" text:anchor-type="paragraph" svg:x="0cm" svg:y="0.325cm" svg:width="17cm" svg:height="3.711cm" draw:z-index="7"><draw:image xlink:href="Pictures/100002010000033D000000B5212471F22D625B1C.png" xlink:type="simple" xlink:show="embed" xlink:actuate="onLoad"/></draw:frame></text:p>
      <text:p text:style-name="P98">che ci dice che ciascun utente ha collaborato con uno o più contatti, e che ciascun contatto (cioè ogni utente nella lista contatti di un altro <text:span text:style-name="T32">utente</text:span>) può aver collaborato con uno o più utenti, <text:span text:style-name="T32">e quindi può essere nella lista contatti di uno o più utenti.</text:span></text:p>
      <text:p text:style-name="P98"/>
      <text:p text:style-name="P99">Successivamente si analizza la relazione tra l’utente e le sue connessioni</text:p>
      <text:p text:style-name="P99"/>
      <text:p text:style-name="P99">mediante due associazioni tra Utente e Connessione, le quali specificano il tipo di conness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8-15T19:04:49.036000000</dc:date>
    <meta:editing-duration>PT9H46M18S</meta:editing-duration>
    <meta:editing-cycles>107</meta:editing-cycles>
    <meta:generator>LibreOffice/5.2.2.2$Windows_x86 LibreOffice_project/8f96e87c890bf8fa77463cd4b640a2312823f3ad</meta:generator>
    <meta:document-statistic meta:table-count="1" meta:image-count="8" meta:object-count="0" meta:page-count="10" meta:paragraph-count="155" meta:word-count="1649" meta:character-count="11113" meta:non-whitespace-character-count="9667"/>
  </office:meta>
</office:document-meta>
</file>